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A000000384753268A4.png" manifest:media-type=""/>
  <manifest:file-entry manifest:full-path="Pictures/10000201000002AD00000038F61CC911.png" manifest:media-type=""/>
  <manifest:file-entry manifest:full-path="Pictures/2000000900007FEF0000510FC8130EFB.svm" manifest:media-type=""/>
  <manifest:file-entry manifest:full-path="Pictures/2000000900001927000009489B71F4F7.svm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0080" style:font-name="Arial" fo:font-size="14pt" fo:language="es" fo:country="VE" fo:font-weight="bold" style:font-size-asian="14pt" style:language-asian="es" style:country-asian="VE" style:font-weight-asian="bold" style:font-name-complex="Arial" style:font-weight-complex="bold"/>
    </style:style>
    <style:style style:name="P2" style:family="paragraph" style:parent-style-name="Header">
      <style:text-properties fo:color="#000080" style:font-name="Arial" fo:font-size="14pt" fo:font-weight="bold" style:font-size-asian="14pt" style:font-weight-asian="bold" style:font-name-complex="Arial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000080" style:font-name="Arial" fo:font-size="14pt" fo:font-weight="bold" style:font-size-asian="14pt" style:font-weight-asian="bold" style:font-name-complex="Arial" style:font-weight-complex="bold"/>
    </style:style>
    <style:style style:name="P4" style:family="paragraph" style:parent-style-name="Header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paragraph-properties fo:line-height="150%"/>
      <style:text-properties style:font-name="Arial"/>
    </style:style>
    <style:style style:name="P9" style:family="paragraph" style:parent-style-name="Standard">
      <style:paragraph-properties fo:line-height="150%"/>
      <style:text-properties style:font-name="Arial" officeooo:rsid="001d0786" officeooo:paragraph-rsid="001d0786"/>
    </style:style>
    <style:style style:name="P10" style:family="paragraph" style:parent-style-name="Footer">
      <style:paragraph-properties fo:margin-left="-1cm" fo:margin-right="0cm" fo:text-align="end" style:justify-single-word="false" fo:text-indent="0cm" style:auto-text-indent="false"/>
      <style:text-properties fo:language="es" fo:country="VE" style:language-asian="es" style:country-asian="VE"/>
    </style:style>
    <style:style style:name="P11" style:family="paragraph" style:parent-style-name="Standard">
      <style:paragraph-properties fo:text-align="center" style:justify-single-word="false"/>
      <style:text-properties fo:color="#000080" style:font-name="Arial" fo:font-size="6pt" fo:language="es" fo:country="VE" fo:font-weight="bold" style:font-size-asian="6pt" style:language-asian="es" style:country-asian="VE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line-height="150%"/>
      <style:text-properties style:font-name="Arial" officeooo:rsid="0023b185" officeooo:paragraph-rsid="0023b185"/>
    </style:style>
    <style:style style:name="P13" style:family="paragraph" style:parent-style-name="Standard" style:master-page-name="Standard">
      <style:paragraph-properties fo:text-align="justify" style:justify-single-word="false" style:page-number="auto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80" style:font-name="Arial" fo:font-size="14pt" fo:font-weight="bold" style:font-size-asian="14pt" style:font-weight-asian="bold" style:font-name-complex="Arial" style:font-weight-complex="bold"/>
    </style:style>
    <style:style style:name="T2" style:family="text">
      <style:text-properties fo:color="#000080" style:font-name="Arial" fo:font-size="14pt" fo:font-weight="bold" style:font-name-asian="Arial" style:font-size-asian="14pt" style:font-weight-asian="bold" style:font-name-complex="Arial" style:font-weight-complex="bold"/>
    </style:style>
    <style:style style:name="T3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list-style-name="L2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6cm, 4.2cm, 10.011cm, 6.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123"/><text:span text:style-name="T2"><text:s text:c="2"/></text:span><text:span text:style-name="T1">Nº</text:span></text:p>
      <text:p text:style-name="P9"/>
      <text:p text:style-name="P8"/>
      <text:p text:style-name="P8"/>
      <text:p text:style-name="P12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Arial" fo:font-size="14pt" fo:language="es" fo:country="VE" fo:font-weight="bold" style:font-size-asian="14pt" style:language-asian="es" style:country-asian="VE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000080" style:font-name="Arial" fo:font-size="14pt" fo:font-weight="bold" style:font-size-asian="14pt" style:font-weight-asian="bold" style:font-name-complex="Arial" style:font-weight-complex="bold"/>
    </style:style>
    <style:style style:name="MP3" style:family="paragraph" style:parent-style-name="Header">
      <style:text-properties fo:color="#000080" style:font-name="Arial" fo:font-size="14pt" fo:font-weight="bold" style:font-size-asian="14pt" style:font-weight-asian="bold" style:font-name-complex="Arial" style:font-weight-complex="bold"/>
    </style:style>
    <style:style style:name="MP4" style:family="paragraph" style:parent-style-name="Header">
      <style:text-properties style:text-underline-style="solid" style:text-underline-width="auto" style:text-underline-color="font-color"/>
    </style:style>
    <style:style style:name="MP5" style:family="paragraph" style:parent-style-name="Standard">
      <style:paragraph-properties fo:text-align="center" style:justify-single-word="false"/>
      <style:text-properties fo:color="#000080" style:font-name="Arial" fo:font-size="6pt" fo:language="es" fo:country="VE" fo:font-weight="bold" style:font-size-asian="6pt" style:language-asian="es" style:country-asian="VE" style:font-weight-asian="bold" style:font-name-complex="Arial" style:font-size-complex="6pt" style:font-weight-complex="bold"/>
    </style:style>
    <style:style style:name="M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Standard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style style:name="MP8" style:family="paragraph" style:parent-style-name="Standard">
      <style:text-properties style:font-name="Arial" fo:font-size="6pt" style:font-size-asian="6pt" style:font-name-complex="Arial" style:font-size-complex="6pt"/>
    </style:style>
    <style:style style:name="MP9" style:family="paragraph" style:parent-style-name="Footer">
      <style:paragraph-properties fo:margin-left="-1cm" fo:margin-right="0cm" fo:text-align="end" style:justify-single-word="false" fo:text-indent="0cm" style:auto-text-indent="false"/>
      <style:text-properties fo:language="es" fo:country="VE" style:language-asian="es" style:country-asian="VE"/>
    </style:style>
    <style:style style:name="MP10" style:family="paragraph">
      <style:paragraph-properties fo:text-align="center"/>
    </style:style>
    <style:style style:name="MP11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 style:list-style-name="ML2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6cm, 4.2cm, 10.011cm, 6.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51cm" fo:margin-bottom="1.836cm" fo:margin-left="2cm" fo:margin-right="2.28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08cm" fo:margin-left="0cm" fo:margin-right="0cm" fo:margin-bottom="1.152cm" style:dynamic-spacing="true"/>
      </style:header-style>
      <style:footer-style>
        <style:header-footer-properties fo:min-height="0.665cm" fo:margin-left="0cm" fo:margin-right="0cm" fo:margin-top="0.56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307cm" svg:y="-0.106cm" svg:width="4.683cm" svg:height="1.727cm" draw:z-index="1"><draw:image xlink:href="Pictures/2000000900001927000009489B71F4F7.svm" xlink:type="simple" xlink:show="embed" xlink:actuate="onLoad"/></draw:frame><draw:frame draw:style-name="Mfr1" draw:name="Imagen4" text:anchor-type="paragraph" svg:x="14.042cm" svg:y="0.067cm" svg:width="2.669cm" svg:height="1.692cm" draw:z-index="3"><draw:image xlink:href="Pictures/2000000900007FEF0000510FC8130EFB.svm" xlink:type="simple" xlink:show="embed" xlink:actuate="onLoad"/></draw:frame></text:p>
        <text:p text:style-name="MP2"><text:tab/></text:p>
        <text:p text:style-name="MP2"/>
        <text:p text:style-name="MP3"><text:tab/></text:p>
        <text:p text:style-name="MP4"><draw:frame draw:style-name="Mfr2" draw:name="Imagen1" text:anchor-type="char" svg:x="0.09cm" svg:y="19.399cm" svg:width="16.909cm" svg:height="1.265cm" draw:z-index="2"><draw:image xlink:href="Pictures/10000201000002AD00000038F61CC911.png" xlink:type="simple" xlink:show="embed" xlink:actuate="onLoad"/></draw:frame></text:p>
      </style:header>
      <style:footer>
        <text:p text:style-name="MP5"><draw:frame text:anchor-type="paragraph" draw:z-index="4" draw:style-name="Mgr1" draw:text-style-name="MP6" svg:width="19.104cm" svg:height="2.454cm" svg:x="-0.704cm" svg:y="0.002cm"><draw:image xlink:href="Pictures/10000000000005A000000384753268A4.png" xlink:type="simple" xlink:show="embed" xlink:actuate="onLoad"><text:p/></draw:image></draw:frame></text:p>
        <text:p text:style-name="MP7"/>
        <text:p text:style-name="MP8"/>
        <text:p text:style-name="Standard"/>
        <text:p text:style-name="MP9"><draw:frame text:anchor-type="paragraph" draw:z-index="0" draw:style-name="Mgr2" draw:text-style-name="MP11" svg:width="3.095cm" svg:height="0.327cm" svg:x="16.055cm" svg:y="1.238cm"><draw:text-box><text:p text:style-name="MP10"><text:span text:style-name="MT1">PC-SGC-FT-023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ovisual, c.a.</meta:initial-creator>
    <meta:creation-date>2007-11-01T14:14:00</meta:creation-date>
    <dc:date>2016-09-29T15:30:27.828243876</dc:date>
    <meta:print-date>2014-11-10T11:28:07.130000000</meta:print-date>
    <meta:editing-cycles>46</meta:editing-cycles>
    <meta:editing-duration>PT48M23S</meta:editing-duration>
    <meta:generator>LibreOffice/4.1.0.4$Linux_x86 LibreOffice_project/410m0$Build-4</meta:generator>
    <dc:creator>usuario </dc:creator>
    <meta:document-statistic meta:table-count="0" meta:image-count="3" meta:object-count="0" meta:page-count="1" meta:paragraph-count="3" meta:word-count="1" meta:character-count="129" meta:non-whitespace-character-count="2"/>
  </office:meta>
</office:document-meta>
</file>